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4cm" svg:x="9.2cm" svg:y="1.5cm">
          <text:p text:style-name="P1">Ma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cm" svg:x="6.4cm" svg:y="11.5cm">
          <text:p text:style-name="P1">Publis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1.3cm" svg:x="3.5cm" svg:y="8.7cm">
          <text:p text:style-name="P1">publish „bla“ on Topic <text:span text:style-name="T1">T1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1.5cm" svg:x2="14cm" svg:y2="7.3cm">
          <text:p/>
        </draw:line>
        <draw:custom-shape draw:style-name="gr1" draw:text-style-name="P2" draw:layer="layout" svg:width="3.7cm" svg:height="2.9cm" svg:x="13.5cm" svg:y="5cm">
          <text:p text:style-name="P1"><text:span text:style-name="T1">T1</text:span></text:p>
          <text:p text:style-name="P1"><text:span text:style-name="T2">bla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13.1cm" svg:y1="4.9cm" svg:x2="14cm" svg:y2="5.8cm">
          <text:p/>
        </draw:line>
        <draw:custom-shape draw:style-name="gr4" draw:text-style-name="P1" draw:layer="layout" svg:width="4.6cm" svg:height="4cm" svg:x="18.501cm" svg:y="11.501cm">
          <text:p text:style-name="P1">Subscri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7cm" svg:y1="7.2cm" svg:x2="19.8cm" svg:y2="11.7cm">
          <text:p/>
        </draw:line>
        <draw:custom-shape draw:style-name="gr4" draw:text-style-name="P1" draw:layer="layout" svg:width="7.7cm" svg:height="1.3cm" svg:x="18.7cm" svg:y="7.6cm">
          <text:p text:style-name="P1">reads „bla“ from Topic <text:span text:style-name="T1">T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5-06T11:53:03.775572097</meta:creation-date>
    <dc:date>2016-05-06T12:06:27.317030189</dc:date>
    <dc:creator>simon </dc:creator>
    <meta:editing-duration>PT2M23S</meta:editing-duration>
    <meta:editing-cycles>3</meta:editing-cycles>
    <meta:generator>LibreOffice/4.2.8.2$Linux_X86_64 LibreOffice_project/420m0$Build-2</meta:generator>
    <meta:document-statistic meta:object-count="9"/>
  </office:meta>
</office:document-meta>
</file>